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c799"/>
    </style:style>
    <style:style style:name="P2" style:family="paragraph" style:parent-style-name="Standard">
      <style:text-properties fo:font-size="14pt" fo:font-weight="bold" officeooo:rsid="0016eac8" officeooo:paragraph-rsid="0016eac8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6eac8" officeooo:paragraph-rsid="001891c0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officeooo:rsid="0016eac8" officeooo:paragraph-rsid="0016eac8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6eac8" officeooo:paragraph-rsid="001891c0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505050" style:font-name="OpenSans" fo:font-size="12pt" fo:letter-spacing="normal" fo:font-style="normal" fo:font-weight="normal" officeooo:rsid="0016eac8" officeooo:paragraph-rsid="0016eac8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505050" style:font-name="OpenSans" fo:font-size="12pt" fo:letter-spacing="normal" fo:font-style="normal" fo:font-weight="normal" officeooo:rsid="0016eac8" officeooo:paragraph-rsid="001891c0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505050" style:font-name="OpenSans" fo:font-size="12pt" fo:letter-spacing="normal" fo:font-style="normal" fo:font-weight="normal" officeooo:rsid="0016eac8" officeooo:paragraph-rsid="001b3d99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505050" style:font-name="OpenSans" fo:font-size="12pt" fo:letter-spacing="normal" fo:font-style="normal" fo:font-weight="normal" officeooo:rsid="0016eac8" officeooo:paragraph-rsid="001cf854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font-name="OpenSans" fo:font-size="12pt" fo:letter-spacing="normal" fo:font-style="normal" fo:font-weight="normal" officeooo:rsid="0016eac8" officeooo:paragraph-rsid="0016eac8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style:font-name="OpenSans" fo:font-size="12pt" fo:letter-spacing="normal" fo:font-style="normal" fo:font-weight="normal" officeooo:rsid="0016eac8" officeooo:paragraph-rsid="001891c0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font-name="OpenSans" fo:font-size="12pt" fo:letter-spacing="normal" fo:font-style="normal" fo:font-weight="normal" officeooo:rsid="0016eac8" officeooo:paragraph-rsid="00190d0a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font-name="OpenSans" fo:font-size="12pt" fo:letter-spacing="normal" fo:font-style="normal" fo:font-weight="normal" officeooo:rsid="0016eac8" officeooo:paragraph-rsid="001b3d99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000000" style:font-name="OpenSans" fo:font-size="12pt" fo:letter-spacing="normal" fo:font-style="normal" fo:font-weight="normal" officeooo:rsid="00190d0a" officeooo:paragraph-rsid="001b3d99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000000" style:font-name="OpenSans" fo:font-size="12pt" fo:letter-spacing="normal" fo:font-style="normal" style:text-underline-style="none" fo:font-weight="normal" officeooo:rsid="0016eac8" officeooo:paragraph-rsid="00190d0a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000000" style:font-name="OpenSans" fo:font-size="12pt" fo:letter-spacing="normal" fo:font-style="normal" style:text-underline-style="none" fo:font-weight="normal" officeooo:rsid="001dee08" officeooo:paragraph-rsid="001dee08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000000" style:font-name="OpenSans" fo:font-size="12pt" fo:letter-spacing="normal" fo:font-style="normal" style:text-underline-style="none" fo:font-weight="normal" officeooo:rsid="0016eac8" officeooo:paragraph-rsid="00190d0a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000000" style:font-name="OpenSans" fo:font-size="12pt" fo:letter-spacing="normal" fo:font-style="normal" style:text-underline-style="none" fo:font-weight="bold" officeooo:rsid="001dee08" officeooo:paragraph-rsid="001dee08" style:font-size-asian="12pt" style:font-weight-asian="bold" style:font-size-complex="12pt" style:font-weight-complex="bold"/>
    </style:style>
    <style:style style:name="P19" style:family="paragraph" style:parent-style-name="Standard">
      <style:text-properties fo:font-variant="normal" fo:text-transform="none" fo:color="#000000" style:font-name="OpenSans" fo:font-size="12pt" fo:letter-spacing="normal" fo:font-style="normal" style:text-underline-style="none" fo:font-weight="bold" officeooo:rsid="00190d0a" officeooo:paragraph-rsid="001dee08" style:font-size-asian="10.5pt" style:font-weight-asian="bold" style:font-size-complex="12pt" style:font-weight-complex="bold"/>
    </style:style>
    <style:style style:name="P20" style:family="paragraph" style:parent-style-name="Standard">
      <style:text-properties fo:font-variant="normal" fo:text-transform="none" fo:color="#000000" style:font-name="OpenSans" fo:font-size="12pt" fo:letter-spacing="normal" fo:font-style="normal" fo:font-weight="bold" officeooo:rsid="0016eac8" officeooo:paragraph-rsid="00190d0a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variant="normal" fo:text-transform="none" fo:color="#000000" style:font-name="OpenSans" fo:font-size="12pt" fo:letter-spacing="normal" fo:font-style="normal" fo:font-weight="bold" officeooo:rsid="0016eac8" officeooo:paragraph-rsid="001b3d99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variant="normal" fo:text-transform="none" fo:color="#000000" style:font-name="OpenSans" fo:font-size="12pt" fo:letter-spacing="normal" fo:font-style="normal" fo:font-weight="bold" officeooo:rsid="00190d0a" officeooo:paragraph-rsid="00190d0a" style:font-size-asian="10.5pt" style:font-weight-asian="bold" style:font-size-complex="12pt" style:font-weight-complex="bold"/>
    </style:style>
    <style:style style:name="P23" style:family="paragraph" style:parent-style-name="Standard">
      <style:text-properties fo:font-variant="normal" fo:text-transform="none" fo:color="#000000" style:font-name="OpenSans" fo:font-size="12pt" fo:letter-spacing="normal" fo:font-style="normal" fo:font-weight="bold" officeooo:rsid="00190d0a" officeooo:paragraph-rsid="0019fb31" style:font-size-asian="10.5pt" style:font-weight-asian="bold" style:font-size-complex="12pt" style:font-weight-complex="bold"/>
    </style:style>
    <style:style style:name="P24" style:family="paragraph" style:parent-style-name="Standard">
      <style:text-properties fo:font-variant="normal" fo:text-transform="none" fo:color="#000000" style:font-name="OpenSans" fo:font-size="12pt" fo:letter-spacing="normal" fo:font-style="normal" fo:font-weight="bold" officeooo:rsid="00190d0a" officeooo:paragraph-rsid="001b3d99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variant="normal" fo:text-transform="none" fo:color="#000000" style:font-name="OpenSans" fo:font-size="12pt" fo:letter-spacing="normal" fo:font-style="normal" fo:font-weight="bold" officeooo:rsid="00190d0a" officeooo:paragraph-rsid="001cf854" style:font-size-asian="10.5pt" style:font-weight-asian="bold" style:font-size-complex="12pt" style:font-weight-complex="bold"/>
    </style:style>
    <style:style style:name="P26" style:family="paragraph" style:parent-style-name="Standard">
      <style:text-properties fo:font-variant="normal" fo:text-transform="none" fo:color="#000000" style:font-name="Droid Sans Mono" fo:font-size="9pt" fo:letter-spacing="normal" fo:font-style="normal" fo:font-weight="normal" officeooo:rsid="0016eac8" officeooo:paragraph-rsid="00190d0a" fo:background-color="#fffffe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Droid Sans Mono" fo:font-size="9pt" fo:letter-spacing="normal" fo:font-style="normal" fo:font-weight="normal" officeooo:rsid="0016eac8" officeooo:paragraph-rsid="001b3d99" fo:background-color="#fffffe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font-name="Droid Sans Mono" fo:font-size="9pt" fo:letter-spacing="normal" fo:font-style="normal" fo:font-weight="normal" officeooo:paragraph-rsid="00190d0a" fo:background-color="#fffffe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Droid Sans Mono" fo:font-size="9pt" fo:letter-spacing="normal" fo:font-style="normal" fo:font-weight="normal" officeooo:rsid="0016eac8" officeooo:paragraph-rsid="0016eac8" fo:background-color="#fffffe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80" style:font-name="OpenSans" fo:font-size="12pt" fo:letter-spacing="normal" fo:font-style="normal" fo:font-weight="normal" officeooo:paragraph-rsid="001891c0" style:font-size-asian="12pt" style:font-size-complex="12pt"/>
    </style:style>
    <style:style style:name="P31" style:family="paragraph" style:parent-style-name="Standard">
      <style:text-properties fo:font-variant="normal" fo:text-transform="none" fo:color="#000080" style:font-name="OpenSans" fo:font-size="12pt" fo:letter-spacing="normal" fo:font-style="normal" style:text-underline-style="solid" style:text-underline-width="auto" style:text-underline-color="font-color" fo:font-weight="normal" officeooo:rsid="0016eac8" officeooo:paragraph-rsid="0016eac8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80" style:font-name="OpenSans" fo:font-size="12pt" fo:letter-spacing="normal" fo:font-style="normal" style:text-underline-style="solid" style:text-underline-width="auto" style:text-underline-color="font-color" fo:font-weight="normal" officeooo:rsid="0016eac8" officeooo:paragraph-rsid="001891c0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80" style:font-name="OpenSans" fo:font-size="12pt" fo:letter-spacing="normal" fo:font-style="normal" style:text-underline-style="solid" style:text-underline-width="auto" style:text-underline-color="font-color" fo:font-weight="normal" officeooo:rsid="0016eac8" officeooo:paragraph-rsid="00190d0a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80" style:font-name="OpenSans" fo:font-size="12pt" fo:letter-spacing="normal" fo:font-style="normal" style:text-underline-style="solid" style:text-underline-width="auto" style:text-underline-color="font-color" fo:font-weight="normal" officeooo:rsid="0016eac8" officeooo:paragraph-rsid="001b3d99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a31515" style:font-name="Droid Sans Mono" fo:font-size="9pt" fo:letter-spacing="normal" fo:font-style="normal" fo:font-weight="normal" officeooo:rsid="0016eac8" officeooo:paragraph-rsid="001b3d99" fo:background-color="#fffffe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a31515" style:font-name="Droid Sans Mono" fo:font-size="9pt" fo:letter-spacing="normal" fo:font-style="normal" fo:font-weight="normal" officeooo:rsid="0016eac8" officeooo:paragraph-rsid="001891c0" fo:background-color="#fffffe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a31515" style:font-name="Droid Sans Mono" fo:font-size="9pt" fo:letter-spacing="normal" fo:font-style="normal" fo:font-weight="normal" officeooo:paragraph-rsid="00190d0a" fo:background-color="#fffffe" style:font-size-asian="12pt" style:font-size-complex="12pt"/>
    </style:style>
    <style:style style:name="P38" style:family="paragraph" style:parent-style-name="Standard">
      <style:text-properties fo:font-variant="normal" fo:text-transform="none" fo:color="#a31515" style:font-name="Droid Sans Mono" fo:font-size="9pt" fo:letter-spacing="normal" fo:font-style="normal" style:text-underline-style="none" fo:font-weight="normal" officeooo:rsid="001dee08" officeooo:paragraph-rsid="001dee08" fo:background-color="#fffffe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a31515" style:font-name="Droid Sans Mono" fo:font-size="9pt" fo:letter-spacing="normal" fo:font-style="normal" style:text-underline-style="none" fo:font-weight="normal" officeooo:rsid="0016eac8" officeooo:paragraph-rsid="00190d0a" fo:background-color="#fffffe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20pt" fo:font-weight="bold" officeooo:rsid="0016eac8" officeooo:paragraph-rsid="001891c0" style:font-size-asian="20pt" style:font-weight-asian="bold" style:font-size-complex="20pt" style:font-weight-complex="bold"/>
    </style:style>
    <style:style style:name="P41" style:family="paragraph" style:parent-style-name="Standard">
      <style:text-properties fo:font-size="20pt" fo:font-weight="bold" officeooo:rsid="001891c0" officeooo:paragraph-rsid="0016eac8" style:font-size-asian="20pt" style:font-weight-asian="bold" style:font-size-complex="20pt" style:font-weight-complex="bold"/>
    </style:style>
    <style:style style:name="P42" style:family="paragraph" style:parent-style-name="Standard">
      <style:text-properties fo:color="#000000" fo:font-size="12pt" fo:font-weight="normal" officeooo:rsid="0016eac8" officeooo:paragraph-rsid="0016eac8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color="#000000" fo:font-size="12pt" fo:font-weight="normal" officeooo:rsid="0016eac8" officeooo:paragraph-rsid="001891c0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color="#000000" fo:font-size="14pt" fo:font-weight="normal" officeooo:rsid="0016eac8" officeooo:paragraph-rsid="0016eac8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fo:font-size="14pt" fo:font-weight="normal" officeooo:rsid="0016eac8" officeooo:paragraph-rsid="001891c0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style:line-height-at-least="0.1665in"/>
      <style:text-properties fo:color="#000000" style:font-name="Droid Sans Mono" fo:font-size="9pt" fo:font-weight="normal" fo:background-color="#fffffe"/>
    </style:style>
    <style:style style:name="P47" style:family="paragraph" style:parent-style-name="Standard">
      <style:paragraph-properties style:line-height-at-least="0.1665in"/>
      <style:text-properties fo:color="#000000" fo:background-color="#fffffe"/>
    </style:style>
    <style:style style:name="P48" style:family="paragraph" style:parent-style-name="Standard">
      <style:paragraph-properties style:line-height-at-least="0.1665in"/>
      <style:text-properties fo:color="#000000" officeooo:paragraph-rsid="00190d0a" fo:background-color="#fffffe"/>
    </style:style>
    <style:style style:name="T1" style:family="text">
      <style:text-properties officeooo:rsid="001891c0"/>
    </style:style>
    <style:style style:name="T2" style:family="text">
      <style:text-properties style:text-underline-style="solid" style:text-underline-width="auto" style:text-underline-color="font-color" officeooo:rsid="0016eac8" style:font-weight-asian="normal" style:font-weight-complex="normal"/>
    </style:style>
    <style:style style:name="T3" style:family="text">
      <style:text-properties officeooo:rsid="00190d0a"/>
    </style:style>
    <style:style style:name="T4" style:family="text">
      <style:text-properties style:font-name="Droid Sans Mono" fo:font-size="9pt" fo:font-weight="normal"/>
    </style:style>
    <style:style style:name="T5" style:family="text">
      <style:text-properties fo:color="#a31515" style:font-name="Droid Sans Mono" fo:font-size="9pt" fo:font-weight="normal"/>
    </style:style>
    <style:style style:name="T6" style:family="text">
      <style:text-properties fo:color="#a31515" style:font-name="Droid Sans Mono" fo:font-size="9pt" fo:background-color="#fffffe" loext:char-shading-value="0"/>
    </style:style>
    <style:style style:name="T7" style:family="text">
      <style:text-properties fo:color="#0451a5" style:font-name="Droid Sans Mono" fo:font-size="9pt" fo:font-weight="normal"/>
    </style:style>
    <style:style style:name="T8" style:family="text">
      <style:text-properties officeooo:rsid="001b3d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41">Tracking-API</text:p>
      <text:p text:style-name="P2"/>
      <text:p text:style-name="P44">Endpoints:</text:p>
      <text:p text:style-name="P4"/>
      <text:p text:style-name="P42">POST call</text:p>
      <text:p text:style-name="P6"><text:a xlink:type="simple" xlink:href="http://localhost:4000/createproducts" text:style-name="Internet_20_link" text:visited-style-name="Visited_20_Internet_20_Link">http://localhost:4000/createproducts</text:a></text:p>
      <text:p text:style-name="P6"/>
      <text:p text:style-name="P20"><text:span text:style-name="T3">Body</text:span></text:p>
      <text:p text:style-name="P12"/>
      <text:p text:style-name="P12">products[0][id]:15P6013</text:p>
      <text:p text:style-name="P12">products[0][time]:2272019</text:p>
      <text:p text:style-name="P12">products[0][location]:Cairo</text:p>
      <text:p text:style-name="P12">product[0][eco]:35% eco friendly materials Paper and no plastic used</text:p>
      <text:p text:style-name="P12">products[1][id]:15P66666</text:p>
      <text:p text:style-name="P12">products[1][time]:06071997</text:p>
      <text:p text:style-name="P12">products[1][location]:Yarab</text:p>
      <text:p text:style-name="P12">product[1][eco]:45% eco friendly materials Paper,no plastic used and organique materials</text:p>
      <text:p text:style-name="P12">products[2][id]:15P6721</text:p>
      <text:p text:style-name="P12">products[2][time]:192032</text:p>
      <text:p text:style-name="P12">products[2][location]:Cairo</text:p>
      <text:p text:style-name="P12">product[2][eco]:55% eco friendly materials Paper,no plastic used and organique materials</text:p>
      <text:p text:style-name="P12"/>
      <text:p text:style-name="P22">Response</text:p>
      <text:p text:style-name="P26">{</text:p>
      <text:p text:style-name="P47">    <text:span text:style-name="T5">"rootAddress"</text:span><text:span text:style-name="T4">: </text:span><text:span text:style-name="T7">"Z9VUNQUWVMBERTRMXDTVXNCCDIAW9NBIIINCWUIRNXKPDRHPOZRACXIP9FUTNKEEXUQPGOYZMNKQBCFNJ"</text:span><text:span text:style-name="T4">,</text:span></text:p>
      <text:p text:style-name="P47">    <text:span text:style-name="T5">"addresses"</text:span><text:span text:style-name="T4">: [</text:span></text:p>
      <text:p text:style-name="P47">        <text:span text:style-name="T5">"JHJTDDIFJJQJ9CNJDIKCSR9TBQYCAEZZQXCIKILOBOAUHKNWWWUVORGRPXNHRDNWFUXAHJOKRFEP9GBZD"</text:span><text:span text:style-name="T4">,</text:span></text:p>
      <text:p text:style-name="P47">        <text:span text:style-name="T5">"OTSOBGIRNVAQYLNETBLJXORCWLIMADIEAIDNTPSMYZDWSVMWWVKUGBO9HZMBPGNTGNQXBWCUCN9CCETHD"</text:span><text:span text:style-name="T4">,</text:span></text:p>
      <text:p text:style-name="P47">        <text:span text:style-name="T5">"YITVTBFRE9AVWTGXKWZNGUKECXGSYQOCTMDNXYMERZPMPQJSYXBGIVURYLUJZJQF9NGYNRJDVCIUFYXGB"</text:span></text:p>
      <text:p text:style-name="P47">    <text:span text:style-name="T4">]</text:span></text:p>
      <text:p text:style-name="P46">}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span text:style-name="T8">Post</text:span> call</text:p>
      <text:p text:style-name="P34">http://localhost:4000/updateproduct</text:p>
      <text:p text:style-name="P8"/>
      <text:p text:style-name="P24"/>
      <text:p text:style-name="P21"><text:span text:style-name="T3">Body</text:span></text:p>
      <text:p text:style-name="P24"/>
      <text:p text:style-name="P14">data[id]:15p6013</text:p>
      <text:p text:style-name="P14">data[time]:noew now</text:p>
      <text:p text:style-name="P14">data[machine]:Cairod Factory</text:p>
      <text:p text:style-name="P14">data[details]:lorem lorem lorem</text:p>
      <text:p text:style-name="P24"/>
      <text:p text:style-name="P24"/>
      <text:p text:style-name="P24">Response</text:p>
      <text:p text:style-name="P35">"LLFARPO9DXJKRYOAGODRVFEHJ9YTNUNWLKXVLRAFNHZTFSZOVQYHKVXPVQDJOOYQRHUODSXXCMGWIHUR9"</text:p>
      <text:p text:style-name="P27"/>
      <text:p text:style-name="P10"/>
      <text:p text:style-name="P10"/>
      <text:p text:style-name="P10">GET call</text:p>
      <text:p text:style-name="P31">http://localhost:5602/getproducts?address=ZIVMCZJBSUCACVGR9PODQUQRP9CWQDJZOULI9EBVZMTRXEUZJTDLYRQUZUJGWGXEMXOPVJVKUBRBMBJMQ</text:p>
      <text:p text:style-name="P6"/>
      <text:p text:style-name="P23">Response</text:p>
      <text:p text:style-name="P29">[</text:p>
      <text:p text:style-name="P47">    <text:span text:style-name="T5">"{\"id\":\"15P66666\",\"time\":\"06071997\",\"location\":\"Yarab\"}"</text:span><text:span text:style-name="T4">,</text:span></text:p>
      <text:p text:style-name="P47">    <text:span text:style-name="T5">"{\"id\":\"15P6721\",\"time\":\"192032\",\"location\":\"Cairo\"}"</text:span></text:p>
      <text:p text:style-name="P46">]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0"><text:span text:style-name="T1">Recycler</text:span>-<text:span text:style-name="T1">API</text:span></text:p>
      <text:p text:style-name="P3"/>
      <text:p text:style-name="P45">Endpoints:</text:p>
      <text:p text:style-name="P5"/>
      <text:p text:style-name="P43"><text:span text:style-name="T1">GET</text:span> call</text:p>
      <text:p text:style-name="P7"><text:a xlink:type="simple" xlink:href="http://localhost:4000/createproducts" text:style-name="Internet_20_link" text:visited-style-name="Visited_20_Internet_20_Link">http://localhost:5002/init</text:a></text:p>
      <text:p text:style-name="P25"/>
      <text:p text:style-name="P25">Response</text:p>
      <text:p text:style-name="P7"/>
      <text:p text:style-name="P36">“QWGUNA9UYGBIOCMSBFICT9UN9EBELUHRKPWRRW9MWV9RKOCWCIGBV9GDHMCUYUMMX9CNSULYBJSPLOSNO”</text:p>
      <text:p text:style-name="P7"/>
      <text:p text:style-name="P7"/>
      <text:p text:style-name="P7"><text:soft-page-break/></text:p>
      <text:p text:style-name="P11"><text:span text:style-name="T1">POST</text:span> call</text:p>
      <text:p text:style-name="P30"><text:a xlink:type="simple" xlink:href="http://localhost:5002/addClient" text:style-name="Internet_20_link" text:visited-style-name="Visited_20_Internet_20_Link"><text:span text:style-name="T2">http://localhost:5002/addClient</text:span></text:a></text:p>
      <text:p text:style-name="P30"><text:span text:style-name="T2"/></text:p>
      <text:p text:style-name="P20"><text:span text:style-name="T3">Body</text:span></text:p>
      <text:p text:style-name="P9">root: <text:span text:style-name="T6">QWGUNA9UYGBIOCMSBFICT9UN9EBELUHRKPWRRW9MWV9RKOCWCIGBV9GDHMCUYUMMX9CNSULYBJSPLOSNO</text:span></text:p>
      <text:p text:style-name="P9">products[0][address]:GBWOKDFLITNEXFBRHMVHJVRNCBWXAKCOVCKMOQZDQJCTGNG9NQQCDI9VJYWMZBXDQIKBVMKCWRAEKJGGR</text:p>
      <text:p text:style-name="P9">products[0][name]:newproduct01</text:p>
      <text:p text:style-name="P9">products[0][owner]:false</text:p>
      <text:p text:style-name="P9">products[0][producer]:newclient01</text:p>
      <text:p text:style-name="P9">products[1][address]:HDWTUITQLQ9ANIU99KTHCHBNXXJECLNAEBOTWAGRRVVUPTUAAELITGHAKQTHI9QCQBWVXGROQSVKAQPXS</text:p>
      <text:p text:style-name="P9">products[1][name]:newproduct02</text:p>
      <text:p text:style-name="P9">products[1][owner]:false</text:p>
      <text:p text:style-name="P9">products[1][producer]:newclient01</text:p>
      <text:p text:style-name="P9">products[2][address]:NNE9EOQNTNHWKGPYGLKPGUHLSJHQPQNYDZPXLQDREEXUCGIHEKGGZZCBQPKAZSVIJRRTNVOIXTHJQXGFY</text:p>
      <text:p text:style-name="P9">products[2][name]:newproduct03</text:p>
      <text:p text:style-name="P9">products[2][owner]:false</text:p>
      <text:p text:style-name="P9">products[2][producer]:newclient01</text:p>
      <text:p text:style-name="P12"/>
      <text:p text:style-name="P22">Response</text:p>
      <text:p text:style-name="P37"><text:span text:style-name="T2">‘QUQAQVEIUMHZROWCCM9PFSRAKGFDX9TGSJFUIOJCTTDRQDEVEWSRHCRAXJKVDCMRPB9XRZUNDOAF9FPEP’</text:span></text:p>
      <text:p text:style-name="P28"><text:span text:style-name="T2"/></text:p>
      <text:p text:style-name="P7"/>
      <text:p text:style-name="P12"><text:span text:style-name="T1">POST</text:span> call</text:p>
      <text:p text:style-name="P32"><text:a xlink:type="simple" xlink:href="http://localhost:5002/addOwner" text:style-name="Internet_20_link" text:visited-style-name="Visited_20_Internet_20_Link">http://localhost:5002/addOwner</text:a></text:p>
      <text:p text:style-name="P32"/>
      <text:p text:style-name="P18">Body</text:p>
      <text:p text:style-name="P18"/>
      <text:p text:style-name="P16">root:FLPYQZOAFZ9COLVBO9LJNZJYIWJJKDDQGZMHYJSLLNTANN9QWFUCQRLUVDQVBNTZUPKNAJAJKAODQVIYN</text:p>
      <text:p text:style-name="P16">productAddress:HDWTUITQLQ9ANIU99KTHCHBNXXJECLNAEBOTWAGRRVVUPTUAAELITGHAKQTHI9QCQBWVXGROQSVKAQPXS</text:p>
      <text:p text:style-name="P16">ownerAddress:ALNUSDMZBXOKCZSVKULZRRFZYXKHZJMBXQATHJRAUEXSBIVLUMZMYWNCEHFRLZGFFPUAGYBNAOVOQHWBA</text:p>
      <text:p text:style-name="P16"/>
      <text:p text:style-name="P19">Response</text:p>
      <text:p text:style-name="P18"/>
      <text:p text:style-name="P38">CPNXRXOGZEVQKAOTHONBTBDTFGJJFUQGDSKGYPGOSHMXNJQNMXGFXJLIEBXKYR9YICGLUYFNLPBSJVYSY</text:p>
      <text:p text:style-name="P18"/>
      <text:p text:style-name="P18"/>
      <text:p text:style-name="P32"/>
      <text:p text:style-name="P15"/>
      <text:p text:style-name="P15"/>
      <text:p text:style-name="P15"/>
      <text:p text:style-name="P15"><text:soft-page-break/><text:span text:style-name="T1">POST</text:span> call</text:p>
      <text:p text:style-name="P33"><text:a xlink:type="simple" xlink:href="http://localhost:5002/giveReward" text:style-name="Internet_20_link" text:visited-style-name="Visited_20_Internet_20_Link">http://localhost:5002/giveReward</text:a></text:p>
      <text:p text:style-name="P33"/>
      <text:p text:style-name="P18">Body</text:p>
      <text:p text:style-name="P17">root:QWGUNA9UYGBIOCMSBFICT9UN9EBELUHRKPWRRW9MWV9RKOCWCIGBV9GDHMCUYUMMX9CNSULYBJSPLOSNO</text:p>
      <text:p text:style-name="P17">productAddress:HDWTUITQLQ9ANIU99KTHCHBNXXJECLNAEBOTWAGRRVVUPTUAAELITGHAKQTHI9QCQBWVXGROQSVKAQPXS</text:p>
      <text:p text:style-name="P17"/>
      <text:p text:style-name="P19">Response</text:p>
      <text:p text:style-name="P39">"Send 1 i. Congrats"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1:01:09.463240131</meta:creation-date>
    <dc:date>2019-12-18T12:04:35.813152971</dc:date>
    <meta:editing-duration>PT32M5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4" meta:paragraph-count="81" meta:word-count="124" meta:character-count="3067" meta:non-whitespace-character-count="2980"/>
  </office:meta>
</office:document-meta>
</file>